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4" office:value-type="string">
            <text:p>Wynik meczu</text:p>
          </table:table-cell>
          <table:table-cell table:style-name="ce4"/>
          <table:table-cell/>
        </table:table-row>
        <table:table-row table:style-name="ro1">
          <table:covered-table-cell/>
          <table:table-cell table:style-name="ce4" office:value-type="string">
            <text:p>Najwiekszy plus</text:p>
          </table:table-cell>
          <table:table-cell table:style-name="ce4"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Ploty</text:p>
          </table:table-cell>
          <table:table-cell table:style-name="ce4"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zekolada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Roznorodnosc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Notowania akcji</text:p>
          </table:table-cell>
          <table:table-cell table:style-name="ce4"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pacery po drzewie binarnym</text:p>
          </table:table-cell>
          <table:table-cell table:style-name="ce4"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4" office:value-type="string">
            <text:p>Usuwanka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iag rosnacy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crabble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Drabina z nici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5">
            <text:p>first order</text:p>
          </table:table-cell>
          <table:table-cell office:value-type="string">
            <text:p>Hanoi nawiasowania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bior klockow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Antypalindrom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ity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aginiona litera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Sklej++</text:p>
          </table:table-cell>
          <table:table-cell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Liczby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 II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Ustawienie gonc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oty</text:p>
          </table:table-cell>
          <table:table-cell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string">
            <text:p>Piramida liczbow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3"/>
          <table:table-cell office:value-type="string">
            <text:p>Podzielnosc kontraktuje</text:p>
          </table:table-cell>
          <table:table-cell table:style-name="ce7" office:value-type="string" table:number-columns-spanned="1" table:number-rows-spanned="3">
            <text:p>solve problems (in 4 hours)</text:p>
          </table:table-cell>
          <table:table-cell/>
        </table:table-row>
        <table:table-row table:style-name="ro1">
          <table:covered-table-cell table:style-name="ce3"/>
          <table:table-cell office:value-type="string">
            <text:p>Reforma drogowa</text:p>
          </table:table-cell>
          <table:covered-table-cell/>
          <table:table-cell/>
        </table:table-row>
        <table:table-row table:style-name="ro1">
          <table:covered-table-cell table:style-name="ce3"/>
          <table:table-cell office:value-type="string">
            <text:p>Bezbledne sortowanie</text:p>
          </table:table-cell>
          <table:covered-table-cell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0">30.01.2025</text:date>, <text:time>14:52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30T14:52:26.71</dc:date>
    <dc:creator>Marek P3mar</dc:creator>
    <meta:editing-duration>PT41M21S</meta:editing-duration>
    <meta:editing-cycles>35</meta:editing-cycles>
    <meta:generator>OpenOffice/4.1.13$Win32 OpenOffice.org_project/4113m1$Build-9810</meta:generator>
    <meta:document-statistic meta:table-count="3" meta:cell-count="65" meta:object-count="0"/>
  </office:meta>
</office:document-meta>
</file>